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25-06-1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24-07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23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22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21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9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9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3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8-2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2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1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0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0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0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0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0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0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0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0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5-0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3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2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1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4-0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3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3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2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1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0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0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0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0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0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0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0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0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3-0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2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2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2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2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2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2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2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2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2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1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3 20:1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7 23:33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4 22:30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3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3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3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0 23:20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3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6 00:41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3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3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8 22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8 21:18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3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3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3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3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3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8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7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6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5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4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3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2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1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0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9 07:0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31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8 20:20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0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0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9-0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3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2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2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2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2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2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2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23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8-22 19:48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7-14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4-2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1-02-10 22:07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1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2 21:22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6 21:51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1 16:52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850</text:p>
          </table:table-cell>
          <table:table-cell office:value-type="string" calcext:value-type="string">
            <text:p>APC072</text:p>
          </table:table-cell>
          <table:table-cell office:value-type="string" calcext:value-type="string">
            <text:p>200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216" meta:object-count="0"/>
    <meta:user-defined meta:name="AppVersion">3.0</meta:user-defined>
  </office:meta>
</office:document-meta>
</file>